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background-color="transparent" style:font-style-asian="italic" style:font-style-complex="italic"/>
    </style:style>
    <style:style style:name="P39" style:family="paragraph" style:parent-style-name="Text_20_body">
      <style:text-properties fo:font-style="normal" fo:background-color="transparent" style:font-style-asian="normal" style:font-style-complex="normal"/>
    </style:style>
    <style:style style:name="P40" style:family="paragraph" style:parent-style-name="List_20_Paragraph">
      <style:paragraph-properties fo:margin-top="0cm" fo:margin-bottom="0.212cm"/>
      <style:text-properties fo:language="en" fo:country="US"/>
    </style:style>
    <style:style style:name="P41" style:family="paragraph" style:parent-style-name="Standard" style:master-page-name="MPF0">
      <style:paragraph-properties style:page-number="auto" fo:break-before="page"/>
    </style:style>
    <style:style style:name="P42" style:family="paragraph" style:parent-style-name="Standard" style:list-style-name="L1">
      <style:paragraph-properties style:text-autospace="none"/>
      <style:text-properties style:font-name-asian="Cambria" style:font-name-complex="Cambria" style:font-size-complex="11pt"/>
    </style:style>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5"/>
    <style:style style:name="P46" style:family="paragraph" style:parent-style-name="Heading_20_1" style:list-style-name="WWNum27"/>
    <style:style style:name="P47" style:family="paragraph" style:parent-style-name="Heading_20_1">
      <style:paragraph-properties fo:break-before="page"/>
    </style:style>
    <style:style style:name="P48" style:family="paragraph" style:parent-style-name="Heading_20_2" style:list-style-name="WWNum27"/>
    <style:style style:name="P49" style:family="paragraph" style:parent-style-name="Heading_20_2" style:list-style-name="WWNum27">
      <style:text-properties style:font-name="Cambria" fo:font-size="11pt" style:font-name-asian="Cambria" style:font-size-asian="11pt" style:font-name-complex="Cambria" style:font-size-complex="11pt"/>
    </style:style>
    <style:style style:name="P50" style:family="paragraph" style:parent-style-name="Heading_20_2" style:list-style-name="L4"/>
    <style:style style:name="P51" style:family="paragraph" style:parent-style-name="Heading_20_2" style:list-style-name="WWNum27">
      <style:text-properties fo:language="en" fo:country="US"/>
    </style:style>
    <style:style style:name="P52" style:family="paragraph" style:parent-style-name="Heading_20_3" style:list-style-name="">
      <style:text-properties fo:language="en" fo:country="US"/>
    </style:style>
    <style:style style:name="P53"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54"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55" style:family="paragraph" style:parent-style-name="List_20_Paragraph" style:list-style-name="WWNum3">
      <style:paragraph-properties fo:margin-top="0cm" fo:margin-bottom="0.212cm"/>
    </style:style>
    <style:style style:name="P56" style:family="paragraph" style:parent-style-name="Text_20_body">
      <style:text-properties fo:font-style="normal" fo:background-color="transparent" style:font-style-asian="normal" style:font-style-complex="normal"/>
    </style:style>
    <style:style style:name="P57" style:family="paragraph" style:parent-style-name="Text_20_body">
      <style:paragraph-properties fo:text-align="center" style:justify-single-word="false"/>
      <style:text-properties fo:font-style="normal" fo:background-color="transparent" style:font-style-asian="normal" style:font-style-complex="normal"/>
    </style:style>
    <style:style style:name="P58" style:family="paragraph" style:parent-style-name="Text_20_body">
      <style:paragraph-properties fo:text-align="center" style:justify-single-word="false"/>
      <style:text-properties fo:font-style="italic" fo:background-color="transparent" style:font-style-asian="italic" style:font-style-complex="italic"/>
    </style:style>
    <style:style style:name="P59" style:family="paragraph" style:parent-style-name="Text_20_body">
      <style:text-properties fo:background-color="#ffff00"/>
    </style:style>
    <style:style style:name="P60" style:family="paragraph" style:parent-style-name="AppendixSection" style:list-style-name="WWNum22"/>
    <style:style style:name="P61" style:family="paragraph" style:parent-style-name="AppendixSection" style:list-style-name="WWNum22">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1" style:family="text">
      <style:text-properties style:font-name="Segoe UI1"/>
    </style:style>
    <style:style style:name="T22"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3"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45</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45</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45</dc:date><text:p>Change as appropriate.</text:p><text:p/></office:annotation> degree in Internet <text:s/>Computing <office:annotation><dc:creator>Neil Taylor</dc:creator><dc:date>2012-03-07T21:45:00.45</dc:date><text:p>Change as appropriate.</text:p><text:p/></office:annotation>(H621<office:annotation><dc:creator>Neil Taylor</dc:creator><dc:date>2012-03-07T21:45:00.45</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0599588" text:style-name="WWNum6">
        <text:list-item>
          <text:p text:style-name="P53">This submission is my own work, except where clearly indicated.</text:p>
        </text:list-item>
        <text:list-item>
          <text:p text:style-name="P53">I understand that there are severe penalties for plagiarism and other unfair practice, which can lead to loss of marks or even the withholding of a degree.</text:p>
        </text:list-item>
        <text:list-item>
          <text:p text:style-name="P53">I have read the sections on unfair practice in the Students’ Examinations Handbook and the relevant sections of the current Student Handbook of the Department of Computer Science.</text:p>
        </text:list-item>
        <text:list-item>
          <text:p text:style-name="P53">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48</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48</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 text:name="__RefHeading__489_1464131013"/><text:bookmark-start text:name="_Toc222978592"/><text:bookmark-start text:name="_Toc192777705"/>Background &amp; Objectives<text:bookmark-end text:name="__RefHeading__489_1464131013"/><text:bookmark-end text:name="_Toc222978592"/><text:bookmark-end text:name="_Toc192777705"/></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0617596" text:style-name="WWNum27">
        <text:list-item>
          <text:list>
            <text:list-item>
              <text:p text:style-name="P48">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50</dc:date><text:p><text:span text:style-name="T21">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50</dc:date><text:p><text:span text:style-name="T21">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2686301" text:continue-numbering="true" text:style-name="WWNum27">
        <text:list-item>
          <text:list>
            <text:list-item>
              <text:p text:style-name="P49">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50</dc:date><text:p><text:span text:style-name="T21">Reference. Give website.</text:span></text:p><text:p/><text:p><text:span text:style-name="T21">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51</dc:date><text:p><text:span text:style-name="T21">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51</dc:date><text:p><text:span text:style-name="T21">More about rdf?</text:span></text:p></office:annotation></text:p>
      <text:p text:style-name="Text_20_body"/>
      <text:p text:style-name="Text_20_body"><office:annotation><dc:creator>Unknown Author</dc:creator><dc:date>2013-04-01T20:20:00.51</dc:date><text:p><text:span text:style-name="T21">Mention rivals.</text:span><text:span text:style-name="T21"><text:line-break/></text:span><text:span text:style-name="T21">Why they suck.</text:span><text:span text:style-name="T21"><text:line-break/></text:span><text:span text:style-name="T21">Why they good.</text:span></text:p><text:p><text:span text:style-name="T21">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51</dc:date><text:p><text:span text:style-name="T21">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51</dc:date><text:p><text:span text:style-name="T21">Too personal above?</text:span></text:p></office:annotation></text:p>
      <text:p text:style-name="Text_20_body"/>
      <text:p text:style-name="Text_20_body">The main technologies being used by the project, will b<office:annotation><dc:creator>Unknown Author</dc:creator><dc:date>2013-04-01T19:54:00.51</dc:date><text:p><text:span text:style-name="T21">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2686862" text:continue-numbering="true" text:style-name="WWNum27">
        <text:list-item>
          <text:list>
            <text:list-item>
              <text:p text:style-name="P48">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0607600" text:style-name="L1">
        <text:list-item>
          <text:p text:style-name="P42">Ability to search by Disease, and Gene name.</text:p>
        </text:list-item>
        <text:list-item>
          <text:p text:style-name="P42">View the Phenotypes directly and indirectly associated with the selected Genotype.</text:p>
        </text:list-item>
        <text:list-item>
          <text:p text:style-name="P42">View the related disease associated with the selected Genotype. These include, Omim, Orphanet, Mouse, Yeast, Worm, Fly, Zebrafish, Slime mold.</text:p>
        </text:list-item>
        <text:list-item>
          <text:p text:style-name="P42">Make the system 'loop', so that the user can continuously look at associated diseases.</text:p>
        </text:list-item>
        <text:list-item>
          <text:p text:style-name="P42">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52</dc:date><text:p><text:span text:style-name="T21">Ask Rob for some?</text:span></text:p></office:annotation></text:span></text:span></text:p>
      <text:p text:style-name="Text_20_body">The main advantage that the system has over it's competitors is the use of RDF[r]<office:annotation><dc:creator>Unknown Author</dc:creator><dc:date>2013-04-02T20:20:00.52</dc:date><text:p><text:span text:style-name="T21">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53</dc:date><text:p><text:span text:style-name="T21">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53</dc:date><text:p><text:span text:style-name="T21">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53</dc:date><text:p><text:span text:style-name="T21">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 text:name="__RefHeading__491_1464131013"/><text:bookmark-start text:name="_Toc222978593"/>Development Process<text:bookmark-end text:name="_Toc192777706"/><text:bookmark-end text:name="__RefHeading__491_1464131013"/><text:bookmark-end text:name="_Toc22297859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48"><text:bookmark-start text:name="_Toc192777707"/><text:bookmark text:name="__RefHeading__493_1464131013"/><text:bookmark-start text:name="_Toc222978594"/>Introduction<text:bookmark-end text:name="__RefHeading__493_1464131013"/><text:bookmark-end text:name="_Toc222978594"/></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54</dc:date><text:p><text:span text:style-name="T21">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2682646" text:continue-numbering="true" text:style-name="WWNum27">
        <text:list-item>
          <text:list>
            <text:list-item>
              <text:p text:style-name="P48"><text:bookmark text:name="__RefHeading__495_1464131013"/><text:bookmark-start text:name="_Toc222978595"/>Modifications<text:bookmark-end text:name="__RefHeading__495_1464131013"/><text:bookmark-end text:name="_Toc222978595"/></text:p>
            </text:list-item>
          </text:list>
        </text:list-item>
      </text:list>
      <text:p text:style-name="P20">Did you have to modify the model to suit a one-person project? If so, what did you change and why?</text:p>
      <text:p text:style-name="P20"><text:soft-page-break/></text:p>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2688687" text:continue-numbering="true" text:style-name="WWNum27">
        <text:list-item>
          <text:p text:style-name="P46"><text:bookmark text:name="__RefHeading__497_1464131013"/><text:bookmark-start text:name="_Toc222978596"/>Design<text:bookmark-end text:name="_Toc192777707"/><text:bookmark-end text:name="__RefHeading__497_1464131013"/><text:bookmark-end text:name="_Toc222978596"/></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2683927" text:continue-numbering="true" text:style-name="WWNum27">
        <text:list-item>
          <text:list>
            <text:list-item>
              <text:p text:style-name="P48"><text:bookmark-start text:name="_Toc192777708"/><text:bookmark text:name="__RefHeading__499_1464131013"/><text:bookmark-start text:name="_Toc222978597"/>Overall Architecture<text:bookmark-end text:name="__RefHeading__499_1464131013"/><text:bookmark-end text:name="_Toc222978597"/></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0607720" text:style-name="L2">
        <text:list-item>
          <text:p text:style-name="P43">A keyword is entered into the HTML form on the web site.</text:p>
        </text:list-item>
        <text:list-item>
          <text:p text:style-name="P43">This variable is then sent via the POST method to the page “diseases.php”.</text:p>
        </text:list-item>
        <text:list-item>
          <text:p text:style-name="P43">Here, the PHP code uses the RAP RDF API library to connect to the SPARQL endpoint Virtuoso.</text:p>
        </text:list-item>
        <text:list-item>
          <text:p text:style-name="P43">The variable is used in the SPARQL query in the diseases.php script.</text:p>
        </text:list-item>
        <text:list-item>
          <text:p text:style-name="P43">The results of this query are displayed on the page.</text:p>
        </text:list-item>
        <text:list-item>
          <text:p text:style-name="P43">The user is then given two choices. View related Genotypes and Diseases, or related Phenotypes.</text:p>
        </text:list-item>
        <text:list-item>
          <text:p text:style-name="P43">If they choose the former, then the variable will be taken from whichever entry was selected, and sent using the GET method, to the edge.php page.</text:p>
        </text:list-item>
        <text:list-item>
          <text:p text:style-name="P43">Here the script operates similarly to the diseases.php script, with a few different filter options in place, and provides a similarity value.</text:p>
        </text:list-item>
        <text:list-item>
          <text:p text:style-name="P43">If they user had chosen the latter option, the variable would be taken from the entry selected and send using the GET method to the ontologyterms.php page.</text:p>
        </text:list-item>
        <text:list-item>
          <text:p text:style-name="P43">Here the script does a similar job as the other scripts, and returns a list of related phenotypes.</text:p>
        </text:list-item>
      </text:list>
      <text:p text:style-name="Text_20_body">The Tree Structure performs in a different manner, as it uses AJAX to produce the required outputs.</text:p>
      <text:list xml:id="list30594303" text:style-name="L3">
        <text:list-item>
          <text:p text:style-name="P44">When the page loads, the JQuery script gets the first set of children from the treescript.php</text:p>
        </text:list-item>
        <text:list-item>
          <text:p text:style-name="P44">Each time a link is clicked, the JQuery performs the same operation, except this time it sends a variable via GET, and receives the children of that variable.</text:p>
        </text:list-item>
        <text:list-item>
          <text:p text:style-name="P44">If the link is clicked again, the children are contracted.</text:p>
        </text:list-item>
      </text:list>
      <text:list xml:id="list30606665" text:style-name="L4">
        <text:list-item>
          <text:list>
            <text:list-header>
              <text:p text:style-name="P50"><text:bookmark-start text:name="_Toc222978598"/>Detailed Design<text:bookmark-end text:name="_Toc222978598"/><text:span text:style-name="Comment_20_Reference"><text:span text:style-name="T13"><office:annotation><dc:creator>Staff and Students at Aber Uni</dc:creator><dc:date>2013-04-09T10:30:00.54</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55</dc:date><text:p><text:span text:style-name="T21">Flow diagram</text:span></text:p><text:p/></office:annotation></text:p>
      <text:list xml:id="list31179588" text:style-name="WWNum27">
        <text:list-item>
          <text:list>
            <text:list-item>
              <text:p text:style-name="P48"><text:soft-page-break/><text:s/>Detailed Design</text:p>
            </text:list-item>
          </text:list>
        </text:list-item>
      </text:list>
      <text:p text:style-name="Text_20_body">This section lists all files used in the Web Application and discusses their purpose, interactions, and what is happening within the code.</text:p>
      <text:list xml:id="list32693944" text:continue-numbering="true" text:style-name="WWNum27">
        <text:list-item>
          <text:list>
            <text:list-item>
              <text:list>
                <text:list-item>
                  <text:p text:style-name="P48">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0608752" text:style-name="L5">
        <text:list-item>
          <text:p text:style-name="P45">What does our company/organisation do?</text:p>
        </text:list-item>
        <text:list-item>
          <text:p text:style-name="P45">What can users do at our website?</text:p>
        </text:list-item>
        <text:list-item>
          <text:p text:style-name="P45">What is the purpose of the site? [r]<office:annotation><dc:creator>Unknown Author</dc:creator><dc:date>2013-04-09T16:07:00.55</dc:date><text:p><text:a xlink:href="http://createmorecustomersblog.com/the-actual-purpose-of-your-homepage/" office:target-frame-name="_top"/><text:span text:style-name="T21"> </text:span><text:span text:style-name="T21">Reference</text:span></text:p><text:p/></office:annotation><office:annotation><dc:creator>Unknown Author</dc:creator><dc:date>2013-04-09T16:08:00.55</dc:date><text:p><text:span text:style-name="T21">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55</dc:date><text:p><text:span text:style-name="T21">Explain these?</text:span></text:p></office:annotation>to send the data entered into the form to diseases.php where it is processed.</text:p>
      <text:list xml:id="list31162243" text:style-name="WWNum27">
        <text:list-item>
          <text:list>
            <text:list-item>
              <text:list>
                <text:list-item>
                  <text:p text:style-name="P48"><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55</dc:date><text:p><text:span text:style-name="T21">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55</dc:date><text:p><text:span text:style-name="T21">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56</dc:date><text:p text:style-name="P62"><text:span text:style-name="T19">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2683902" text:continue-numbering="true" text:style-name="WWNum27">
        <text:list-item>
          <text:list>
            <text:list-item>
              <text:p text:style-name="P48"><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56</dc:date><text:p><text:span text:style-name="T21">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56</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56</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56</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56</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56</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56</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57</dc:date><text:p text:style-name="P62"><text:span text:style-name="T19">Consider rewording.</text:span></text:p><text:p text:style-name="P62"><text:span text:style-name="T19"/></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57</dc:date><text:p text:style-name="P62"><text:span text:style-name="T19">Testing here too.</text:span></text:p><text:p text:style-name="P62"><text:span text:style-name="T19"/></text:p></office:annotation> a schema was devised for the RDF to follow, and it is explained below:<office:annotation><dc:creator>Unknown Author</dc:creator><dc:date>2013-04-10T20:01:02.57</dc:date><text:p text:style-name="P62"><text:span text:style-name="T19">Add schema as pic or?</text:span></text:p><text:p text:style-name="P62"><text:span text:style-name="T19"/></text:p></office:annotation></text:p>
      <text:p text:style-name="P37">Note:phenomenet shortened to phe: for description purposes.</text:p>
      <text:p text:style-name="P37"><office:annotation><dc:creator>Unknown Author</dc:creator><dc:date>2013-04-10T20:29:56.57</dc:date><text:p text:style-name="P62"><text:span text:style-name="T19"><text:a xlink:href="http://www.w3.org/TR/rdf-schema/">http://www.w3.org/TR/rdf-schema/</text:a></text:span><text:span text:style-name="T19"> <text:s/>Used this as guide</text:span></text:p><text:p text:style-name="P62"><text:span text:style-name="T19"/></text:p></office:annotation></text:p>
      <text:p text:style-name="P35">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text:soft-page-break/>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57</dc:date><text:p text:style-name="P62"><text:span text:style-name="T19">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58</dc:date><text:p text:style-name="P62"><text:span text:style-name="T19">Add screenshots of stages!! Important</text:span></text:p><text:p text:style-name="P62"><text:span text:style-name="T19"/></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2681525" text:continue-numbering="true" text:style-name="WWNum27">
        <text:list-item>
          <text:list>
            <text:list-item>
              <text:p text:style-name="P48"><text:bookmark text:name="__RefHeading__507_1464131013"/><text:bookmark-start text:name="_Toc222978601"/>Other Relevant Sections<text:bookmark-end text:name="__RefHeading__507_1464131013"/><text:bookmark-end text:name="_Toc222978601"/></text:p>
            </text:list-item>
          </text:list>
        </text:list-item>
      </text:list>
      <text:p text:style-name="P20">Some example sub-sections may be as follows, but the specific sections are for you to decide .</text:p>
      <text:p text:style-name="P21"/>
      <text:p text:style-name="P3"/>
      <text:h text:style-name="Heading_20_3" text:outline-level="3"><text:bookmark text:name="__RefHeading__509_1464131013"/><text:bookmark-start text:name="_Toc222978602"/>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59</dc:date><text:p text:style-name="P62"><text:span text:style-name="T19">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59</dc:date><text:p text:style-name="P62"><text:span text:style-name="T19"><text:a xlink:href="http://php.net/manual/en/function.fopen.php">http://php.net/manual/en/function.fopen.php</text:a></text:span><text:span text:style-name="T19"> reference</text:span></text:p></office:annotation> method, and to run code for every line of the file by using !feof()<office:annotation><dc:creator>Unknown Author</dc:creator><dc:date>2013-04-11T12:42:39.59</dc:date><text:p text:style-name="P62"><text:span text:style-name="T19">http://uk1.php.net/manual/en/function.feof.php</text:span></text:p></office:annotation>, . Each line in the file is then split </text:p>
      <text:p text:style-name="Standard"><text:s/>into an array using the fgets( )<office:annotation><dc:creator>Unknown Author</dc:creator><dc:date>2013-04-11T12:43:00.59</dc:date><text:p text:style-name="P62"><text:span text:style-name="T19">http://uk1.php.net/manual/en/function.fgets.php</text:span></text:p><text:p text:style-name="P62"><text:span text:style-name="T19"/></text:p></office:annotation> and explode( ) <office:annotation><dc:creator>Unknown Author</dc:creator><dc:date>2013-04-11T12:44:03.59</dc:date><text:p text:style-name="P62"><text:span text:style-name="T19">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59</dc:date><text:p text:style-name="P62"><text:span text:style-name="T22"><text:a xlink:href="http://uk1.php.net/manual/en/function.echo.php">http://uk1.php.net/manual/en/function.echo.php</text:a></text:span></text:p><text:p text:style-name="P62"><text:span text:style-name="T22"><text:a xlink:href="http://uk1.php.net/manual/en/function.fwrite.php">http://uk1.php.net/manual/en/function.fwrite.php</text:a></text:span></text:p><text:p text:style-name="P62"><text:span text:style-name="T22"/></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59</dc:date><text:p text:style-name="P62"><text:span text:style-name="T22">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60</dc:date><text:p><text:span text:style-name="T22">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60</dc:date><text:p text:style-name="P62"><text:span text:style-name="T22">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60</dc:date><text:p text:style-name="P62"><text:span text:style-name="T22">http://uk1.php.net/manual/en/function.</text:span><text:span text:style-name="T19">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60</dc:date><text:p text:style-name="P62"><text:span text:style-name="T22">http://uk1.php.net/manual/en/function.t</text:span><text:span text:style-name="T19">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60</dc:date><text:p text:style-name="P62"><text:span text:style-name="T22">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60</dc:date><text:p text:style-name="P62"><text:span text:style-name="T19">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60</dc:date><text:p text:style-name="P62"><text:span text:style-name="T19">Libraries discuss here or refer to it being discussed later on/before?</text:span></text:p></office:annotation></text:span><text:span text:style-name="T18">is interaction is done using the RAP RDF API library, discussed in more detail later on in this section. </text:span></text:p>
      <text:p text:style-name="P39">The next stage was to learn how the queries differ in syntax when they are using the library and how to out put the results found from the query. <text:s/>This led to the creation of a PHP page which performed a simple query:</text:p>
      <text:p text:style-name="P38">select *</text:p>
      <text:p text:style-name="P38">FROM &lt;http://biocrunch.dcs.aber.ac.uk:8890/DAV/complete&gt;</text:p>
      <text:p text:style-name="P38">where {</text:p>
      <text:p text:style-name="P38"><text:s text:c="3"/>?s ?p ?o</text:p>
      <text:p text:style-name="P38"><text:tab/>}”;</text:p>
      <text:p text:style-name="P39">As<office:annotation><dc:creator>Unknown Author</dc:creator><dc:date>2013-04-11T18:32:35.60</dc:date><text:p text:style-name="P62"><text:span text:style-name="T19">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39">The printing of results requires a foreach( ) loop which goes through all of the results, and each variable used in the query, e.g ?s, is then assigned to a PHP variable so that it can be printed to the page. </text:p>
      <text:p text:style-name="P39">Due to the way the data has been stored in the RDF data store to enable a better sanitisation of results there are a number of PHP methods called. Preg_match( )<office:annotation><dc:creator>Unknown Author</dc:creator><dc:date>2013-04-11T18:40:48.60</dc:date><text:p text:style-name="P62"><text:span text:style-name="T19">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39">After this part was working, the next stage was to implement the use of PHP variables within the query. <text:s/>The first method tried was to put the query inside the sprintf( )<office:annotation><dc:creator>Unknown Author</dc:creator><dc:date>2013-04-12T11:05:54.54</dc:date><text:p text:style-name="P63"><text:span text:style-name="T20">Sprint f reference</text:span></text:p><text:p text:style-name="P63"><text:span text:style-name="T20"/></text:p></office:annotation> function, which means part of the query looks like this:<text:line-break/></text:p>
      <text:p text:style-name="P58">SELECT DISTINCT ?s</text:p>
      <text:p text:style-name="P58"><text:tab/><text:tab/>where <text:s text:c="2"/>{ <text:s/>&lt;%s&gt; ?o ?p . }', $searchQuery) ;<office:annotation><dc:creator>Unknown Author</dc:creator><dc:date>2013-04-12T11:47:03.19</dc:date><text:p text:style-name="P63"><text:span text:style-name="T20">Full query or snippets?</text:span></text:p></office:annotation></text:p>
      <text:p text:style-name="P39"/>
      <text:p text:style-name="P39">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22</dc:date><text:p text:style-name="P63"><text:span text:style-name="T20">Filter reference.</text:span></text:p></office:annotation>Filter methods in SPARQL, and although this is slower it provides much better results.</text:p>
      <text:p text:style-name="P58"><text:s text:c="4"/>FILTER regex(?dis, '$searchQuery', 'I')</text:p>
      <text:p text:style-name="P39">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39"><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57"><text:span text:style-name="T8">$searchQuery phe:has_inferred_phenotype ?infpheno</text:span></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next step is to </text:p>
      <text:p text:style-name="Text_20_body">##find all instances of first id. And get the name of the entry.</text:p>
      <text:p text:style-name="Text_20_body">##print results.</text:p>
      <text:p text:style-name="Text_20_body">##what this resulted in.</text:p>
      <text:p text:style-name="Text_20_body">##ajax.</text:p>
      <text:p text:style-name="Text_20_body"/>
      <text:p text:style-name="Text_20_body"/>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56</dc:date><text:p text:style-name="P62"><text:span text:style-name="T19">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p text:style-name="Text_20_body"/>
      <text:p text:style-name="Text_20_body"/>
      <text:p text:style-name="P39">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text:soft-page-break/>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p text:style-name="P39">OMI</text:p>
      <text:p text:style-name="P39">## sanitising results. </text:p>
      <text:p text:style-name="P39">##variables</text:p>
      <text:p text:style-name="P39">##filter options e.g edge page uses a lot of queries.</text:p>
      <text:p text:style-name="P39">## talk about the methods in sparql?</text:p>
      <text:p text:style-name="P39"/>
      <text:p text:style-name="Text_20_body"/>
      <text:p text:style-name="Standard"/>
      <text:p text:style-name="Standard"/>
      <text:p text:style-name="Standard"/>
      <text:p text:style-name="Text_20_body"/>
      <text:p text:style-name="Text_20_body">##talk about file/script.</text:p>
      <text:p text:style-name="Text_20_body">##what it interacts with</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p text:style-name="P21">Major Implementations<office:annotation><dc:creator>Unknown Author</dc:creator><dc:date>2013-04-11T12:04:52.61</dc:date><text:p text:style-name="P62"><text:span text:style-name="T19">Reword me</text:span></text:p><text:p text:style-name="P62"><text:span text:style-name="T19"/></text:p></office:annotation>.</text:p>
      <text:list xml:id="list32687297" text:continue-numbering="true" text:style-name="WWNum27">
        <text:list-item>
          <text:list>
            <text:list-item>
              <text:p text:style-name="P48">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61</dc:date><text:p><text:span text:style-name="T21">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2692265" text:continue-numbering="true" text:style-name="WWNum27">
        <text:list-item>
          <text:list>
            <text:list-item>
              <text:p text:style-name="P48"><text:soft-page-break/>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61</dc:date><text:p><text:span text:style-name="T21">Performance ref</text:span></text:p><text:p><text:span text:style-name="T21">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61</dc:date><text:p><text:span text:style-name="T21">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2703522" text:continue-numbering="true" text:style-name="WWNum27">
        <text:list-item>
          <text:list>
            <text:list-item>
              <text:p text:style-name="P48"><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oft-page-break/><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62</dc:date><text:p><text:span text:style-name="T21">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62</dc:date><text:p><text:span text:style-name="T21">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2689185" text:continue-numbering="true" text:style-name="WWNum27">
        <text:list-item>
          <text:list>
            <text:list-item>
              <text:p text:style-name="P48">Libraries <office:annotation><dc:creator>Unknown Author</dc:creator><dc:date>2013-04-04T15:19:00.62</dc:date><text:p><text:span text:style-name="T21">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62</dc:date><text:p><text:span text:style-name="T21">Another way of saying this</text:span></text:p><text:p/><text:p><text:span text:style-name="T21">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62</dc:date><text:p><text:span text:style-name="T21">We?</text:span></text:p></office:annotation> could not afford to waste time chasing red herrings and so it was decided that a new direction would be needed to take the project forward.</text:p>
      <text:p text:style-name="Text_20_body"><text:soft-page-break/>This led to the discovery of a different library called RAP RDF API 0.96<office:annotation><dc:creator>Unknown Author</dc:creator><dc:date>2013-04-04T13:12:00.62</dc:date><text:p><text:span text:style-name="T21">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62</dc:date><text:p><text:span text:style-name="T21">Code linked here?</text:span></text:p><text:p/></office:annotation>e documentation supplied, we<office:annotation><dc:creator>Unknown Author</dc:creator><dc:date>2013-04-03T21:21:00.62</dc:date><text:p><text:span text:style-name="T21">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 text:name="__RefHeading__511_1464131013"/><text:bookmark-start text:name="_Toc222978603"/>Testing<text:bookmark-end text:name="_Toc192777712"/><text:bookmark-end text:name="__RefHeading__511_1464131013"/><text:bookmark-end text:name="_Toc22297860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2691483" text:continue-numbering="true" text:style-name="WWNum27">
        <text:list-item>
          <text:list>
            <text:list-item>
              <text:p text:style-name="P48"><text:bookmark text:name="__RefHeading__513_1464131013"/><text:bookmark-start text:name="_Toc222978604"/><text:span text:style-name="Default_20_Paragraph_20_Font"><text:span text:style-name="T1">Overall Approach to Testing</text:span></text:span><text:bookmark-end text:name="__RefHeading__513_1464131013"/><text:bookmark-end text:name="_Toc222978604"/></text:p>
            </text:list-item>
          </text:list>
        </text:list-item>
      </text:list>
      <text:p text:style-name="P8"/>
      <text:list xml:id="list32704833" text:continue-numbering="true" text:style-name="WWNum27">
        <text:list-item>
          <text:list>
            <text:list-item>
              <text:p text:style-name="P48"><text:bookmark text:name="__RefHeading__515_1464131013"/><text:bookmark-start text:name="_Toc222978605"/><text:span text:style-name="Default_20_Paragraph_20_Font"><text:span text:style-name="T1">Automated Testing</text:span></text:span><text:bookmark-end text:name="__RefHeading__515_1464131013"/><text:bookmark-end text:name="_Toc222978605"/></text:p>
            </text:list-item>
          </text:list>
        </text:list-item>
      </text:list>
      <text:p text:style-name="P8"/>
      <text:h text:style-name="P52" text:outline-level="3"><text:bookmark text:name="__RefHeading__517_1464131013"/><text:bookmark-start text:name="_Toc222978606"/>Unit Tests<text:bookmark-end text:name="__RefHeading__517_1464131013"/><text:bookmark-end text:name="_Toc222978606"/></text:h>
      <text:p text:style-name="P8"/>
      <text:h text:style-name="Heading_20_3" text:outline-level="3"><text:bookmark text:name="__RefHeading__519_1464131013"/><text:bookmark-start text:name="_Toc222978607"/><text:span text:style-name="Default_20_Paragraph_20_Font"><text:span text:style-name="T1">User Interface Testing</text:span></text:span><text:bookmark-end text:name="__RefHeading__519_1464131013"/><text:bookmark-end text:name="_Toc222978607"/></text:h>
      <text:p text:style-name="P8"/>
      <text:h text:style-name="Heading_20_3" text:outline-level="3"><text:bookmark text:name="__RefHeading__521_1464131013"/><text:bookmark-start text:name="_Toc222978608"/><text:span text:style-name="Default_20_Paragraph_20_Font"><text:span text:style-name="T1">Stress Testing</text:span></text:span><text:bookmark-end text:name="__RefHeading__521_1464131013"/><text:bookmark-end text:name="_Toc222978608"/></text:h>
      <text:p text:style-name="P8"/>
      <text:h text:style-name="Heading_20_3" text:outline-level="3"><text:bookmark text:name="__RefHeading__523_1464131013"/><text:bookmark-start text:name="_Toc222978609"/><text:span text:style-name="Default_20_Paragraph_20_Font"><text:span text:style-name="T1">Other Types of Testing</text:span></text:span><text:bookmark-end text:name="__RefHeading__523_1464131013"/><text:bookmark-end text:name="_Toc222978609"/></text:h>
      <text:p text:style-name="P8"/>
      <text:list xml:id="list32696770" text:continue-numbering="true" text:style-name="WWNum27">
        <text:list-item>
          <text:list>
            <text:list-item>
              <text:p text:style-name="P48"><text:bookmark text:name="__RefHeading__525_1464131013"/><text:bookmark-start text:name="_Toc222978610"/><text:span text:style-name="Default_20_Paragraph_20_Font"><text:span text:style-name="T1">Integration Testing</text:span></text:span><text:bookmark-end text:name="__RefHeading__525_1464131013"/><text:bookmark-end text:name="_Toc222978610"/></text:p>
            </text:list-item>
          </text:list>
        </text:list-item>
      </text:list>
      <text:p text:style-name="P8"/>
      <text:list xml:id="list32690910" text:continue-numbering="true" text:style-name="WWNum27">
        <text:list-item>
          <text:list>
            <text:list-item>
              <text:p text:style-name="P51"><text:bookmark text:name="__RefHeading__527_1464131013"/><text:bookmark-start text:name="_Toc222978611"/>User Testing<text:bookmark-end text:name="__RefHeading__527_1464131013"/><text:bookmark-end text:name="_Toc222978611"/></text:p>
            </text:list-item>
          </text:list>
        </text:list-item>
      </text:list>
      <text:p text:style-name="P8"/>
      <text:p text:style-name="P3"><text:bookmark-start text:name="_Toc192777716"/></text:p>
      <text:h text:style-name="Heading_20_3" text:outline-level="3"><text:bookmark text:name="__RefHeading__529_1464131013"/><text:bookmark-start text:name="_Toc222978612"/>Evaluation<text:bookmark-end text:name="_Toc192777716"/><text:bookmark-end text:name="__RefHeading__529_1464131013"/><text:bookmark-end text:name="_Toc222978612"/></text:h>
      <text:p text:style-name="P10">Examiners expect to find in your dissertation a section addressing such questions as:</text:p>
      <text:p text:style-name="P10"/>
      <text:list xml:id="list30590869" text:style-name="WWNum8">
        <text:list-item>
          <text:p text:style-name="P54">Were the requirements correctly identified?</text:p>
        </text:list-item>
        <text:list-item>
          <text:p text:style-name="P54">Were the design decisions correct?</text:p>
        </text:list-item>
        <text:list-item>
          <text:p text:style-name="P54">Could a more suitable set of tools have been chosen?</text:p>
        </text:list-item>
        <text:list-item>
          <text:p text:style-name="P54">How well did the software meet the needs of those who were expecting to use it?</text:p>
        </text:list-item>
        <text:list-item>
          <text:p text:style-name="P54">How well were any other project aims achieved?</text:p>
        </text:list-item>
        <text:list-item>
          <text:p text:style-name="P54">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47" text:outline-level="1"><text:bookmark text:name="__RefHeading__531_1464131013"/><text:bookmark-start text:name="_Toc222978613"/>Appendices<text:bookmark-end text:name="_Toc192777717"/><text:bookmark-end text:name="__RefHeading__531_1464131013"/><text:bookmark-end text:name="_Toc222978613"/></text:h>
      <text:p text:style-name="Standard"/>
      <text:list xml:id="list30597447" text:style-name="WWNum22">
        <text:list-item text:start-value="1">
          <text:p text:style-name="P6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2682857" text:continue-numbering="true" text:style-name="WWNum22">
        <text:list-item>
          <text:p text:style-name="P6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text:p>
      <text:p text:style-name="Standard"/>
      <text:list xml:id="list30618300" text:style-name="WWNum3">
        <text:list-item text:start-value="1">
          <text:p text:style-name="P55"><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55"><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5"><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55"><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1</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2T12:55:03.60</dc:date>
    <meta:editing-cycles>18</meta:editing-cycles>
    <meta:editing-duration>PT12H29M54S</meta:editing-duration>
    <meta:document-statistic meta:table-count="0" meta:image-count="0" meta:object-count="0" meta:page-count="31" meta:paragraph-count="399" meta:word-count="11853" meta:character-count="677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